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edae" officeooo:paragraph-rsid="0005edae"/>
    </style:style>
    <style:style style:name="P2" style:family="paragraph" style:parent-style-name="Standard">
      <style:text-properties officeooo:rsid="0005edae" officeooo:paragraph-rsid="000e38a7"/>
    </style:style>
    <style:style style:name="P3" style:family="paragraph" style:parent-style-name="Standard">
      <style:text-properties officeooo:rsid="0005edae" officeooo:paragraph-rsid="00101fdb"/>
    </style:style>
    <style:style style:name="P4" style:family="paragraph" style:parent-style-name="Standard">
      <style:text-properties officeooo:rsid="0005edae" officeooo:paragraph-rsid="001414ce"/>
    </style:style>
    <style:style style:name="P5" style:family="paragraph" style:parent-style-name="Standard">
      <style:text-properties officeooo:rsid="000742bb" officeooo:paragraph-rsid="000742bb"/>
    </style:style>
    <style:style style:name="P6" style:family="paragraph" style:parent-style-name="Standard">
      <style:text-properties officeooo:rsid="000742bb" officeooo:paragraph-rsid="0008dc4a"/>
    </style:style>
    <style:style style:name="P7" style:family="paragraph" style:parent-style-name="Standard">
      <style:text-properties officeooo:paragraph-rsid="0008dc4a"/>
    </style:style>
    <style:style style:name="P8" style:family="paragraph" style:parent-style-name="Standard">
      <style:text-properties officeooo:paragraph-rsid="0009f9a1"/>
    </style:style>
    <style:style style:name="P9" style:family="paragraph" style:parent-style-name="Standard">
      <style:text-properties officeooo:rsid="000a113a" officeooo:paragraph-rsid="000a113a"/>
    </style:style>
    <style:style style:name="P10" style:family="paragraph" style:parent-style-name="Standard">
      <style:text-properties fo:font-size="15pt" fo:font-weight="bold" officeooo:rsid="000742bb" officeooo:paragraph-rsid="000742bb" style:font-size-asian="15pt" style:font-weight-asian="bold" style:font-size-complex="15pt" style:font-weight-complex="bold"/>
    </style:style>
    <style:style style:name="P11" style:family="paragraph" style:parent-style-name="Standard">
      <style:text-properties fo:font-size="15pt" fo:font-weight="bold" officeooo:rsid="000a113a" officeooo:paragraph-rsid="000a113a" style:font-size-asian="15pt" style:font-weight-asian="bold" style:font-size-complex="15pt" style:font-weight-complex="bold"/>
    </style:style>
    <style:style style:name="P12" style:family="paragraph" style:parent-style-name="Standard">
      <style:text-properties fo:font-size="14pt" officeooo:rsid="000a113a" officeooo:paragraph-rsid="000a113a" style:font-size-asian="14pt" style:font-size-complex="14pt"/>
    </style:style>
    <style:style style:name="P13" style:family="paragraph" style:parent-style-name="Standard">
      <style:text-properties fo:font-size="14pt" officeooo:rsid="000a113a" officeooo:paragraph-rsid="000a36ff" style:font-size-asian="14pt" style:font-size-complex="14pt"/>
    </style:style>
    <style:style style:name="P14" style:family="paragraph" style:parent-style-name="Standard">
      <style:text-properties fo:font-size="14pt" officeooo:rsid="000a36ff" officeooo:paragraph-rsid="000a36ff" style:font-size-asian="14pt" style:font-size-complex="14pt"/>
    </style:style>
    <style:style style:name="P15" style:family="paragraph" style:parent-style-name="Standard">
      <style:text-properties fo:font-size="14pt" officeooo:rsid="000a36ff" officeooo:paragraph-rsid="000b8dfb" style:font-size-asian="14pt" style:font-size-complex="14pt"/>
    </style:style>
    <style:style style:name="P16" style:family="paragraph" style:parent-style-name="Standard">
      <style:text-properties fo:font-size="14pt" officeooo:rsid="000b8dfb" officeooo:paragraph-rsid="000b8dfb" style:font-size-asian="14pt" style:font-size-complex="14pt"/>
    </style:style>
    <style:style style:name="P17" style:family="paragraph" style:parent-style-name="Standard">
      <style:text-properties fo:font-size="14pt" officeooo:rsid="000c61a5" officeooo:paragraph-rsid="000c61a5" style:font-size-asian="14pt" style:font-size-complex="14pt"/>
    </style:style>
    <style:style style:name="P18" style:family="paragraph" style:parent-style-name="Standard">
      <style:paragraph-properties fo:text-align="center" style:justify-single-word="false"/>
      <style:text-properties fo:font-size="14pt" officeooo:rsid="0005edae" officeooo:paragraph-rsid="0005edae" style:font-size-asian="14pt" style:font-size-complex="14pt"/>
    </style:style>
    <style:style style:name="P19" style:family="paragraph" style:parent-style-name="Standard">
      <style:text-properties fo:font-size="14pt" officeooo:rsid="001414ce" officeooo:paragraph-rsid="001414ce" style:font-size-asian="14pt" style:font-size-complex="14pt"/>
    </style:style>
    <style:style style:name="P20" style:family="paragraph" style:parent-style-name="Standard">
      <style:text-properties officeooo:paragraph-rsid="000e38a7"/>
    </style:style>
    <style:style style:name="P21" style:family="paragraph" style:parent-style-name="Standard">
      <style:text-properties fo:font-size="22pt" officeooo:rsid="0005edae" officeooo:paragraph-rsid="000e38a7" style:font-size-asian="19.25pt" style:font-size-complex="22pt"/>
    </style:style>
    <style:style style:name="P22" style:family="paragraph" style:parent-style-name="Standard">
      <style:text-properties fo:font-size="22pt" officeooo:rsid="0005edae" officeooo:paragraph-rsid="00101fdb" style:font-size-asian="19.25pt" style:font-size-complex="22pt"/>
    </style:style>
    <style:style style:name="P23" style:family="paragraph" style:parent-style-name="Standard">
      <style:paragraph-properties fo:text-align="center" style:justify-single-word="false"/>
      <style:text-properties fo:font-size="22pt" officeooo:rsid="0005edae" officeooo:paragraph-rsid="001029fa" style:font-size-asian="19.25pt" style:font-size-complex="22pt"/>
    </style:style>
    <style:style style:name="P24" style:family="paragraph" style:parent-style-name="Standard">
      <style:paragraph-properties fo:text-align="center" style:justify-single-word="false"/>
      <style:text-properties fo:font-size="22pt" officeooo:rsid="0005edae" officeooo:paragraph-rsid="000e38a7" style:font-size-asian="19.25pt" style:font-size-complex="22pt"/>
    </style:style>
    <style:style style:name="P25" style:family="paragraph" style:parent-style-name="Standard">
      <style:text-properties fo:font-size="20pt" officeooo:rsid="0005edae" officeooo:paragraph-rsid="000e38a7" style:font-size-asian="20pt" style:font-size-complex="20pt"/>
    </style:style>
    <style:style style:name="P26" style:family="paragraph" style:parent-style-name="Standard">
      <style:text-properties fo:font-size="20pt" officeooo:rsid="00101fdb" officeooo:paragraph-rsid="00101fdb" style:font-size-asian="20pt" style:font-size-complex="20pt"/>
    </style:style>
    <style:style style:name="P27" style:family="paragraph" style:parent-style-name="Standard">
      <style:paragraph-properties fo:text-align="center" style:justify-single-word="false"/>
      <style:text-properties fo:font-size="20pt" fo:font-weight="bold" officeooo:rsid="0005edae" officeooo:paragraph-rsid="000e38a7" style:font-size-asian="20pt" style:font-weight-asian="bold" style:font-size-complex="20pt" style:font-weight-complex="bold"/>
    </style:style>
    <style:style style:name="P28" style:family="paragraph" style:parent-style-name="Standard">
      <style:text-properties fo:font-size="16pt" officeooo:rsid="0005edae" officeooo:paragraph-rsid="001029fa" style:font-size-asian="16pt" style:font-size-complex="16pt"/>
    </style:style>
    <style:style style:name="P29" style:family="paragraph" style:parent-style-name="Standard">
      <style:text-properties fo:font-size="16pt" officeooo:rsid="0005edae" officeooo:paragraph-rsid="001287a5" style:font-size-asian="16pt" style:font-size-complex="16pt"/>
    </style:style>
    <style:style style:name="P30" style:family="paragraph" style:parent-style-name="Standard">
      <style:text-properties officeooo:rsid="001414ce" officeooo:paragraph-rsid="001414ce"/>
    </style:style>
    <style:style style:name="P31" style:family="paragraph" style:parent-style-name="Header">
      <style:text-properties officeooo:rsid="0005edae" officeooo:paragraph-rsid="0005edae"/>
    </style:style>
    <style:style style:name="T1" style:family="text">
      <style:text-properties officeooo:rsid="000742bb"/>
    </style:style>
    <style:style style:name="T2" style:family="text">
      <style:text-properties officeooo:rsid="00077619"/>
    </style:style>
    <style:style style:name="T3" style:family="text">
      <style:text-properties officeooo:rsid="0008dc4a"/>
    </style:style>
    <style:style style:name="T4" style:family="text">
      <style:text-properties officeooo:rsid="000a113a"/>
    </style:style>
    <style:style style:name="T5" style:family="text">
      <style:text-properties fo:font-weight="bold" style:font-weight-asian="bold" style:font-weight-complex="bold"/>
    </style:style>
    <style:style style:name="T6" style:family="text">
      <style:text-properties officeooo:rsid="000a36ff"/>
    </style:style>
    <style:style style:name="T7" style:family="text">
      <style:text-properties officeooo:rsid="00101fdb"/>
    </style:style>
    <style:style style:name="T8" style:family="text">
      <style:text-properties fo:font-size="18pt" style:font-size-asian="18pt" style:font-size-complex="18pt"/>
    </style:style>
    <style:style style:name="T9" style:family="text">
      <style:text-properties fo:font-size="18pt" officeooo:rsid="00101fdb" style:font-size-asian="18pt" style:font-size-complex="18pt"/>
    </style:style>
    <style:style style:name="T10" style:family="text">
      <style:text-properties fo:font-size="16pt" style:font-size-asian="16pt" style:font-size-complex="16pt"/>
    </style:style>
    <style:style style:name="T11" style:family="text">
      <style:text-properties fo:font-size="16pt" officeooo:rsid="00101fdb" style:font-size-asian="16pt" style:font-size-complex="16pt"/>
    </style:style>
    <style:style style:name="T12" style:family="text">
      <style:text-properties officeooo:rsid="001414ce"/>
    </style:style>
    <style:style style:name="T13" style:family="text">
      <style:text-properties officeooo:rsid="00164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tuliniame puslapyje rašomi (ţiūr. 1 priedą): - universiteto, fakulteto ir profilinės katedros pavadinimai; - </text:p>
      <text:p text:style-name="P20">darbo tema lietuvių ir anglų kalbomis; - </text:p>
      <text:p text:style-name="P20">darbo rūšis (t. y. kursinis darbas); - </text:p>
      <text:p text:style-name="P20">darbą atlikusiojo kursas, grupė, vardas ir pavardė; - </text:p>
      <text:p text:style-name="P20">darbo vadovo pareigos, mokslo laipsnis, vardas ir pavardė; -</text:p>
      <text:p text:style-name="P20"><text:s/>darbo parašymo vieta ir metai. </text:p>
      <text:p text:style-name="P2">Turinyje iš eilės nurodomi darbo dalių, pradedant įvadu ir baigiant priedais, pavadinimai ir puslapių, kuriais jie prasideda, numeriai (ţiūr. 2 priedą). Pats turinys į šį sąrašą netraukiamas. </text:p>
      <text:p text:style-name="P2"/>
      <text:p text:style-name="P2">Įvade apibūdinamas darbo tikslas, temos aktualumas ir siekiami rezultatai. Darbo įvadas neturi būti dėstymo santrauka. Įvado apimtis 1–2 puslapiai.</text:p>
      <text:p text:style-name="P2"/>
      <text:p text:style-name="P2">Medžiagos darbo tema dėstymo skyriuose pateikiamos nagrinėjamos temos detalės: pradinė medţiaga, jos analizės ir apdorojimo metodai, sprendimų įgyvendinimas, gautų rezultatų apibendrinimas. Šios dalies turinys labai priklauso nuo darbo temos. Skyriai gali turėti poskyrius ir smulkesnes sudėtines dalis, kaip punktus ir papunkčius. </text:p>
      <text:p text:style-name="P2"/>
      <text:p text:style-name="P2">Rezultatų ir išvadų dalyje turi būti aiškiai išdėstomi pagrindiniai darbo rezultatai (kaţkas išanalizuota, kaţkas sukurta, kaţkas įdiegta) ir pateikiamos išvados (daromi nagrinėtų problemų sprendimo metodų palyginimai, teikiamos rekomendacijos, akcentuojamos naujovės).<text:tab/></text:p>
      <text:p text:style-name="P2"/>
      <text:p text:style-name="P2">Šaltinių sąraše nurodoma panaudota literatūra, kitokie šaltiniai (ţiūr. 3 priedą). Abėcėlės tvarka išdėstomi darbe panaudotų (cituotų, perfrazuotų ar bent paminėtų) mokslo leidinių, kitokių publikacijų bibliografiniai aprašai. Šaltinių sąrašas spausdinamas iš naujo puslapio. Aprašai pateikiami netransliteruoti (nesulietuvinti). </text:p>
      <text:p text:style-name="P2"/>
      <text:p text:style-name="P2">Sąvokų apibrėžimai ir santrumpų sąrašas sudaromas tada, kai darbo tekste vartojami specialūs, paaiškinimo reikalaujantys terminai ir rečiau sutinkamos santrumpos. </text:p>
      <text:p text:style-name="P2"/>
      <text:p text:style-name="P3">Formatas, tankis ir šriftas <text:a xlink:type="simple" xlink:href="http://www.mif.vu.lt/se/Studentams/KURSINIO%20DARBO%20METODINIAI%20NURODYMAI%202011_AL.pdf"><text:span text:style-name="T7">http://www.mif.vu.lt/se/Studentams/KURSINIO%20DARBO%20METODINIAI%20NURODYMAI%202011_AL.pdf</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text:p>
      <text:p text:style-name="P23"><text:span text:style-name="T8">VILNIAUS UNIVERSITETAS</text:span></text:p>
      <text:p text:style-name="P23"><text:span text:style-name="T8">MATEMATIKOS IR INFORMATIKOS FAKULTETAS</text:span></text:p>
      <text:p text:style-name="P23"><text:bookmark text:name="parent-fieldname-title"/><text:span text:style-name="T9">MATEMATINĖS INFORMATIKOS KATEDRA</text:span></text:p>
      <text:p text:style-name="P22"/>
      <text:p text:style-name="P21"/>
      <text:p text:style-name="P27"><text:span text:style-name="T7">DNR procesyvumo fakrorių veiksniai</text:span></text:p>
      <text:p text:style-name="P27"><text:span text:style-name="T7">DNA procesivity factors</text:span></text:p>
      <text:p text:style-name="P27"/>
      <text:p text:style-name="P24"><text:span text:style-name="T11">Kursinis darbas</text:span></text:p>
      <text:p text:style-name="P21"/>
      <text:p text:style-name="P21"/>
      <text:p text:style-name="P21"><text:span text:style-name="T11"/></text:p>
      <text:p text:style-name="P29"><text:tab/>Atliko: 3 kurso <text:span text:style-name="T7">bioinformatikos </text:span>studentas </text:p>
      <text:p text:style-name="P29"><text:span text:style-name="T7"><text:tab/><text:tab/><text:tab/><text:tab/><text:tab/><text:tab/>Lukas Tutkus</text:span></text:p>
      <text:p text:style-name="P28"><text:tab/><text:tab/></text:p>
      <text:p text:style-name="P28"><text:tab/>Darbo vadovas: <text:tab/> <text:s text:c="3"/>dr. <text:span text:style-name="T7">Darius Kazlauskas</text:span></text:p>
      <text:p text:style-name="P25"/>
      <text:p text:style-name="P25"/>
      <text:p text:style-name="P26"><text:tab/><text:tab/><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10"><text:tab/><text:tab/>Vilnius-2015</text:span></text:p>
      <text:p text:style-name="P1"/>
      <text:p text:style-name="P18"><text:soft-page-break/><text:span text:style-name="T12">Turinys</text:span></text:p>
      <text:p text:style-name="P19">Įvadas........................................................................................................................... <text:s/>1</text:p>
      <text:p text:style-name="P19">1.</text:p>
      <text:p text:style-name="P19"><text:tab/>1.1</text:p>
      <text:p text:style-name="P19"><text:tab/>1.2</text:p>
      <text:p text:style-name="P19">2.</text:p>
      <text:p text:style-name="P19">3.</text:p>
      <text:p text:style-name="P4"><text:span text:style-name="T12">REZULTATAI IR IŠVADOS …........................................................................................................</text:span></text:p>
      <text:p text:style-name="P4"><text:span text:style-name="T12">ŠALTINIAI …...................................................................................................................................</text:span></text:p>
      <text:p text:style-name="P30">SĄVOKŲ APIBRĖŢIMA<text:span text:style-name="T13">I …...........................................................................................................</text:span></text:p>
      <text:p text:style-name="P30">SANTRUMPOS …...........................................................................................................................</text:p>
      <text:p text:style-name="P1"/>
      <text:p text:style-name="P1"/>
      <text:p text:style-name="P1">bioinformatic analysis of sequence similarity is an immensely powerful tool to gain insight into </text:p>
      <text:p text:style-name="P1">evolution and protein function. Over long evolutionary distances, however, sequence-based methods fail as the similarities become too low for phylogenetic analysis. </text:p>
      <text:p text:style-name="P1">Macromolecular structure generally appears better conserved than sequence, but</text:p>
      <text:p text:style-name="P1">clear models for how structure evolves over time are lacking.</text:p>
      <text:p text:style-name="P1">The exponential growth of three-dimensional structural infor-</text:p>
      <text:p text:style-name="P1">mation may allow novel structure-based methods to drastically</text:p>
      <text:p text:style-name="P1">extend the evolutionary time scales amenable to phylogenetics</text:p>
      <text:p text:style-name="P1">and functional classification of proteins. To this end, we ana-</text:p>
      <text:p text:style-name="P1">lyzed 80 structures from the functionally diverse ferritin-like</text:p>
      <text:p text:style-name="P1">superfamily. Using evolutionary networks, we demonstrate that</text:p>
      <text:p text:style-name="P1">structural comparisons can delineate and discover groups of</text:p>
      <text:p text:style-name="P1">proteins beyond the “twilight zone” where sequence similarity</text:p>
      <text:p text:style-name="P1">does not allow evolutionary analysis, suggesting that consider-</text:p>
      <text:p text:style-name="P1">able and useful evolutionary signal is preserved in three-dimen-</text:p>
      <text:p text:style-name="P1">sional structures.</text:p>
      <text:p text:style-name="P1"/>
      <text:p text:style-name="P5">Experimentas</text:p>
      <text:p text:style-name="P10"><text:span text:style-name="T4">1. </text:span>Buvo atlika šių sekų homologų paieška dali serveryje:</text:p>
      <text:p text:style-name="P6">1UD9 <text:span text:style-name="T2">grandinė</text:span> A</text:p>
      <text:p text:style-name="P6">Crystal Structure Of Proliferating Cell Nuclear Antigen (Pcna) Homolog From Sulfolobus Tokodaii</text:p>
      <text:p text:style-name="P7"/>
      <text:p text:style-name="P7">3A1J <text:span text:style-name="T2">grandinė </text:span>A</text:p>
      <text:p text:style-name="P7">Crystal Structure Of The Human Rad9-Hus1-Rad1 Complex</text:p>
      <text:p text:style-name="P7"/>
      <text:p text:style-name="P7">3GGR <text:span text:style-name="T2">grandinė </text:span>B</text:p>
      <text:p text:style-name="P7"><text:span text:style-name="T3">C</text:span>rystal Structure Of The Human Rad9-Hus1-Rad1 Complex</text:p>
      <text:p text:style-name="P8"/>
      <text:p text:style-name="P8"><text:span text:style-name="T1">1</text:span>T6L <text:span text:style-name="T2">grandinė </text:span>A</text:p>
      <text:p text:style-name="P8">Crystal Structure Of The Human Cytomegalovirus Dna Polymerase Subunit, Ul44</text:p>
      <text:p text:style-name="P7"/>
      <text:p text:style-name="P7"><text:span text:style-name="T1">1</text:span>VPK <text:span text:style-name="T2">grandinė </text:span>A</text:p>
      <text:p text:style-name="P7">Crystal Structure Of Dna Polymerase Iii, Beta Subunit (Tm0262) From Thermotoga Maritima At 2.00 A Resolution</text:p>
      <text:p text:style-name="P7"/>
      <text:p text:style-name="P7">1DML <text:span text:style-name="T2">grandinė </text:span>E</text:p>
      <text:p text:style-name="P7"><text:soft-page-break/>Crystal Structure Of Herpes Simplex Ul42 Bound To The C- Terminus Of Hsv Pol</text:p>
      <text:p text:style-name="P7"/>
      <text:p text:style-name="P7">1CZD <text:span text:style-name="T2">grandinė </text:span>A</text:p>
      <text:p text:style-name="P7">Crystal Structure Of The Processivity Clamp Gp45 From Bacteriophage T4</text:p>
      <text:p text:style-name="P7"/>
      <text:p text:style-name="P7">3HSL <text:span text:style-name="T2">grandinė </text:span>X</text:p>
      <text:p text:style-name="P7">The Crystal Structure Of Pf-8, The Dna Polymerase Accessory Subunit From Kaposi's Sarcoma-associated Herpesvirus</text:p>
      <text:p text:style-name="P12">Kekvienos paieškos rezultatuose buvo atrenkami visi baltymai turintys Z-Score &gt; 3</text:p>
      <text:p text:style-name="P11">2. Dėl neatnaujintų duomenų buvo daromas BLAST sekų palyginimas.</text:p>
      <text:p text:style-name="P9">3. Filtravimas pagal 90% panašumą.</text:p>
      <text:p text:style-name="P9">4.Straipsnis apie užklojimo programą</text:p>
      <text:p text:style-name="P9">5. Požymių identifikavimas</text:p>
      <text:p text:style-name="P9">6. Pymol atstovų, bei jų atstovų struktūrų palyginimas</text:p>
      <text:p text:style-name="P9"/>
      <text:p text:style-name="P13"><text:span text:style-name="T5">Rezultatas:</text:span> Baltymų grupės pagal panašumą, kas kekvienai grupei būdinga, bei jų panašumo medžiai.<text:span text:style-name="T6">The NeighborNet network (12) was constructed</text:span></text:p>
      <text:p text:style-name="P14">using SplitsTree 4</text:p>
      <text:p text:style-name="P14">A phylogeny</text:p>
      <text:p text:style-name="P14">was estimated from the full alignment using the BioNJ</text:p>
      <text:p text:style-name="P15">Dendroscope tree viewer</text:p>
      <text:p text:style-name="P17">Ar reikia užrašyti sakykim strukturų funkcijas t.y charakterizavimas baltymų grupių</text:p>
      <text:p text:style-name="P16">http://www.cell.com/structure/abstract/S0969-2126%2896%2900119-0?_returnURL=http%3A%2F%2Flinkinghub.elsevier.com%2Fretrieve%2Fpii%2FS0969212696001190%3Fshowall%3Dtrue&amp;cc=y=</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5edae" officeooo:paragraph-rsid="0005eda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6:33:06.782206901</meta:creation-date>
    <dc:date>2015-05-16T17:57:51.468371382</dc:date>
    <meta:editing-duration>PT1H9M28S</meta:editing-duration>
    <meta:editing-cycles>14</meta:editing-cycles>
    <meta:generator>LibreOffice/4.2.8.2$Linux_x86 LibreOffice_project/420m0$Build-2</meta:generator>
    <meta:document-statistic meta:table-count="0" meta:image-count="0" meta:object-count="0" meta:page-count="4" meta:paragraph-count="82" meta:word-count="625" meta:character-count="5543" meta:non-whitespace-character-count="4940"/>
  </office:meta>
</office:document-meta>
</file>